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Lohit Devanagari" svg:font-family="'Lohit Devanagari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MS Gothic" svg:font-family="'MS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1" svg:font-family="'Lohit Devanagari'" style:font-family-generic="system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au1" style:family="table">
      <style:table-properties style:width="17.341cm" fo:margin-left="-0.51cm" fo:margin-top="0cm" fo:margin-bottom="0cm" table:align="left" style:writing-mode="lr-tb"/>
    </style:style>
    <style:style style:name="Tableau1.A" style:family="table-column">
      <style:table-column-properties style:column-width="2.88cm"/>
    </style:style>
    <style:style style:name="Tableau1.B" style:family="table-column">
      <style:table-column-properties style:column-width="10.031cm"/>
    </style:style>
    <style:style style:name="Tableau1.C" style:family="table-column">
      <style:table-column-properties style:column-width="2.215cm"/>
    </style:style>
    <style:style style:name="Tableau1.D" style:family="table-column">
      <style:table-column-properties style:column-width="2.214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Tableau1.B1" style:family="table-cell">
      <style:table-cell-properties fo:padding-left="0.224cm" fo:padding-right="0.224cm" fo:padding-top="0.026cm" fo:padding-bottom="0.026cm" fo:border="0.5pt solid #000000"/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style:font-name="Arial" fo:font-weight="bold" style:font-name-asian="Arial1" style:font-weight-asian="bold" style:font-name-complex="Arial1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style:paragraph-properties fo:margin-left="-0.125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4" style:family="paragraph" style:parent-style-name="normal">
      <style:paragraph-properties fo:margin-top="0cm" fo:margin-bottom="0cm" loext:contextual-spacing="false" fo:line-height="100%"/>
    </style:style>
    <style:style style:name="P5" style:family="paragraph" style:parent-style-name="normal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normal">
      <style:paragraph-properties fo:margin-top="0cm" fo:margin-bottom="0cm" loext:contextual-spacing="false" fo:line-height="100%"/>
      <style:text-properties officeooo:paragraph-rsid="00252887"/>
    </style:style>
    <style:style style:name="P7" style:family="paragraph" style:parent-style-name="normal">
      <style:paragraph-properties fo:margin-top="0cm" fo:margin-bottom="0cm" loext:contextual-spacing="false" fo:line-height="100%"/>
      <style:text-properties style:font-name="Arial" fo:font-weight="bold" style:font-name-asian="Arial1" style:font-weight-asian="bold" style:font-name-complex="Arial1"/>
    </style:style>
    <style:style style:name="P8" style:family="paragraph" style:parent-style-name="normal">
      <style:paragraph-properties fo:text-align="center" style:justify-single-word="false"/>
      <style:text-properties fo:font-size="16pt" style:font-size-asian="16pt" style:font-size-complex="16pt"/>
    </style:style>
    <style:style style:name="P9" style:family="paragraph" style:parent-style-name="normal">
      <style:paragraph-properties fo:line-height="150%"/>
    </style:style>
    <style:style style:name="P10" style:family="paragraph" style:parent-style-name="normal">
      <style:paragraph-properties fo:line-height="150%"/>
      <style:text-properties officeooo:rsid="0018d8bd" officeooo:paragraph-rsid="0018d8bd"/>
    </style:style>
    <style:style style:name="P11" style:family="paragraph" style:parent-style-name="normal">
      <style:text-properties fo:font-weight="bold" style:font-weight-asian="bold"/>
    </style:style>
    <style:style style:name="P12" style:family="paragraph" style:parent-style-name="normal">
      <style:paragraph-properties fo:margin-left="0.009cm" fo:margin-right="0cm" fo:text-indent="0cm" style:auto-text-indent="false"/>
    </style:style>
    <style:style style:name="P13" style:family="paragraph" style:parent-style-name="normal" style:master-page-name="Standard">
      <style:paragraph-properties fo:margin-top="0cm" fo:margin-bottom="0cm" loext:contextual-spacing="false" fo:line-height="100%" style:page-number="1"/>
    </style:style>
    <style:style style:name="P14" style:family="paragraph" style:parent-style-name="normal" style:list-style-name="WWNum2">
      <loext:graphic-properties draw:fill="none" draw:fill-color="#ffffff"/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background-color="transparent" fo:padding="0cm" fo:border="none" fo:keep-with-next="auto"/>
    </style:style>
    <style:style style:name="P15" style:family="paragraph" style:parent-style-name="normal" style:list-style-name="WWNum3">
      <loext:graphic-properties draw:fill="none" draw:fill-color="#ffffff"/>
      <style:paragraph-properties fo:margin-left="1.27cm" fo:margin-right="0cm" fo:margin-top="0cm" fo:margin-bottom="0cm" loext:contextual-spacing="false" fo:line-height="150%" fo:text-align="start" style:justify-single-word="false" fo:keep-together="auto" fo:orphans="2" fo:widows="2" fo:text-indent="-0.635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6" style:family="paragraph" style:parent-style-name="normal" style:list-style-name="L1">
      <style:paragraph-properties fo:margin-left="0.009cm" fo:margin-right="0cm" fo:text-indent="0cm" style:auto-text-indent="false"/>
    </style:style>
    <style:style style:name="P17" style:family="paragraph" style:parent-style-name="normal" style:list-style-name="L2">
      <style:paragraph-properties fo:margin-left="0.009cm" fo:margin-right="0cm" fo:text-indent="0cm" style:auto-text-indent="false"/>
    </style:style>
    <style:style style:name="P18" style:family="paragraph" style:parent-style-name="normal" style:list-style-name="WWNum1">
      <style:paragraph-properties fo:margin-left="1.259cm" fo:margin-right="0cm" fo:margin-top="0cm" fo:margin-bottom="0cm" loext:contextual-spacing="false" fo:line-height="150%" fo:text-indent="-0.63cm" style:auto-text-indent="false">
        <style:tab-stops>
          <style:tab-stop style:position="1.27cm"/>
        </style:tab-stops>
      </style:paragraph-properties>
    </style:style>
    <style:style style:name="T1" style:family="text">
      <style:text-properties style:font-name="Arial" fo:font-size="16pt" style:font-name-asian="Arial1" style:font-size-asian="16pt" style:font-name-complex="Arial1" style:font-size-complex="16pt"/>
    </style:style>
    <style:style style:name="T2" style:family="text">
      <style:text-properties style:font-name="Arial" fo:font-size="16pt" officeooo:rsid="0018d8bd" style:font-name-asian="Arial1" style:font-size-asian="16pt" style:font-name-complex="Arial1" style:font-size-complex="16pt"/>
    </style:style>
    <style:style style:name="T3" style:family="text">
      <style:text-properties style:font-name="Arial" fo:font-weight="bold" style:font-name-asian="Arial1" style:font-weight-asian="bold" style:font-name-complex="Arial1"/>
    </style:style>
    <style:style style:name="T4" style:family="text">
      <style:text-properties style:font-name="Arial" fo:font-weight="bold" officeooo:rsid="0017c5da" style:font-name-asian="Arial1" style:font-weight-asian="bold" style:font-name-complex="Arial1"/>
    </style:style>
    <style:style style:name="T5" style:family="text">
      <style:text-properties style:font-name="Arial" fo:font-weight="bold" officeooo:rsid="0018d8bd" style:font-name-asian="Arial1" style:font-weight-asian="bold" style:font-name-complex="Arial1"/>
    </style:style>
    <style:style style:name="T6" style:family="text">
      <style:text-properties style:font-name="Arial" fo:font-weight="bold" officeooo:rsid="001ba614" style:font-name-asian="Arial1" style:font-weight-asian="bold" style:font-name-complex="Arial1"/>
    </style:style>
    <style:style style:name="T7" style:family="text">
      <style:text-properties style:font-name="Arial" fo:font-weight="bold" officeooo:rsid="001d24d8" style:font-name-asian="Arial1" style:font-weight-asian="bold" style:font-name-complex="Arial1"/>
    </style:style>
    <style:style style:name="T8" style:family="text">
      <style:text-properties style:font-name="Arial" fo:font-weight="bold" officeooo:rsid="00221eff" style:font-name-asian="Arial1" style:font-weight-asian="bold" style:font-name-complex="Arial1"/>
    </style:style>
    <style:style style:name="T9" style:family="text">
      <style:text-properties style:font-name="Arial" fo:font-weight="bold" officeooo:rsid="00264a6c" style:font-name-asian="Arial1" style:font-weight-asian="bold" style:font-name-complex="Arial1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fo:background-color="transparent" loext:char-shading-value="0" style:font-name-asian="Arial1" style:font-size-asian="11pt" style:font-style-asian="normal" style:font-weight-asian="bold" style:font-name-complex="Arial1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17c5da" fo:background-color="transparent" loext:char-shading-value="0" style:font-name-asian="Arial1" style:font-size-asian="11pt" style:font-style-asian="normal" style:font-weight-asian="bold" style:font-name-complex="Arial1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officeooo:rsid="0018d8bd" fo:background-color="transparent" loext:char-shading-value="0" style:font-name-asian="Arial1" style:font-size-asian="11pt" style:font-style-asian="normal" style:font-weight-asian="bold" style:font-name-complex="Arial1" style:font-size-complex="11pt"/>
    </style:style>
    <style:style style:name="T13" style:family="text">
      <style:text-properties style:font-name="MS Gothic" style:font-name-asian="MS Gothic1" style:font-name-complex="MS Gothic1"/>
    </style:style>
    <style:style style:name="T14" style:family="text">
      <style:text-properties officeooo:rsid="0018d8bd"/>
    </style:style>
    <style:style style:name="T15" style:family="text">
      <style:text-properties officeooo:rsid="0019bc46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">Project name: </text:span><text:span text:style-name="T4">Polr</text:span></text:p>
      <text:p text:style-name="P4"><text:span text:style-name="T3">Product version: </text:span><text:span text:style-name="T4">2.2.0</text:span></text:p>
      <text:p text:style-name="P7"/>
      <text:p text:style-name="P4"><text:span text:style-name="T3">Test writer name: </text:span><text:span text:style-name="T4">Nabil OUKDIM</text:span></text:p>
      <text:p text:style-name="P4"><text:span text:style-name="T3">Test approver name: </text:span><text:span text:style-name="T4">Gilles Fritz</text:span></text:p>
      <text:p text:style-name="P7">Test approbation date:</text:p>
      <text:p text:style-name="P7"/>
      <text:p text:style-name="P7"/>
      <text:p text:style-name="P7"/>
      <text:p text:style-name="P4"><text:span text:style-name="T3">Test title: </text:span><text:span text:style-name="T4">Chargement de la page et click sur “About”</text:span></text:p>
      <text:p text:style-name="P7"><text:bookmark text:name="_heading=h.gjdgxs"/></text:p>
      <text:p text:style-name="P7">Test configuration:</text:p>
      <text:list xml:id="list3441467912" text:style-name="WWNum2">
        <text:list-item>
          <text:p text:style-name="P14"><text:span text:style-name="T10">Operating System + Service pack: </text:span><text:span text:style-name="T11">Ubuntu 19.10 64 bits</text:span></text:p>
        </text:list-item>
        <text:list-item>
          <text:p text:style-name="P14"><text:span text:style-name="T10">Browser + version: </text:span><text:span text:style-name="T12">Firefox – version 78.0.2</text:span></text:p>
        </text:list-item>
      </text:list>
      <text:p text:style-name="P7"/>
      <text:p text:style-name="P7"/>
      <text:p text:style-name="P7">Initials conditions:</text:p>
      <text:p text:style-name="P7"/>
      <text:p text:style-name="P4"><text:span text:style-name="T3">- </text:span><text:span text:style-name="T5">Un nouvel onglet est ouvert dans le navigateur Firefox</text:span></text:p>
      <text:p text:style-name="P6"><text:span text:style-name="T5">- </text:span><text:span text:style-name="T7">L</text:span><text:span text:style-name="T8">ogger en “USER”</text:span></text:p>
      <text:p text:style-name="P7"/>
      <text:p text:style-name="P7">Test steps:</text:p>
      <text:p text:style-name="P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rows-spanned="2" office:value-type="string">
            <text:list xml:id="list592912818" text:style-name="WWNum3">
              <text:list-item>
                <text:p text:style-name="P15"/>
              </text:list-item>
            </text:list>
          </table:table-cell>
          <table:table-cell table:style-name="Tableau1.B1" table:number-columns-spanned="3" office:value-type="string">
            <text:p text:style-name="normal">Actions: <text:span text:style-name="T14">Chargement de la page “http://polr.stationmyr.net/”</text:span></text:p>
            <text:p text:style-name="P9"/>
            <text:p text:style-name="P9"/>
          </table:table-cell>
          <table:covered-table-cell/>
          <table:covered-table-cell/>
        </table:table-row>
        <table:table-row table:style-name="Tableau1.1">
          <table:covered-table-cell/>
          <table:table-cell table:style-name="Tableau1.B1" office:value-type="string">
            <text:p text:style-name="P9">Expected results: </text:p>
            <text:p text:style-name="P10">La page est correctement chargé et l’URL est bien présente dans la barre de navigation</text:p>
          </table:table-cell>
          <table:table-cell table:style-name="Tableau1.B1" office:value-type="string">
            <text:list xml:id="list2507137338" text:style-name="L1">
              <text:list-item>
                <text:p text:style-name="P16">Pass</text:p>
              </text:list-item>
            </text:list>
            <text:p text:style-name="P12"><text:span text:style-name="T13">☐ <text:s/></text:span>Fail</text:p>
          </table:table-cell>
          <table:table-cell table:style-name="Tableau1.B1" office:value-type="string">
            <text:p text:style-name="P9">Remark N°</text:p>
          </table:table-cell>
        </table:table-row>
        <table:table-row table:style-name="Tableau1.1">
          <table:table-cell table:style-name="Tableau1.A1" table:number-rows-spanned="2" office:value-type="string">
            <text:list xml:id="list133116048872682" text:continue-list="list592912818" text:style-name="WWNum3">
              <text:list-item>
                <text:p text:style-name="P15"/>
              </text:list-item>
            </text:list>
          </table:table-cell>
          <table:table-cell table:style-name="Tableau1.B1" table:number-columns-spanned="3" office:value-type="string">
            <text:p text:style-name="normal">Actions: <text:span text:style-name="T14">Clic sur le lien “About”</text:span></text:p>
            <text:p text:style-name="P9"/>
            <text:p text:style-name="P9"/>
          </table:table-cell>
          <table:covered-table-cell/>
          <table:covered-table-cell/>
        </table:table-row>
        <table:table-row table:style-name="Tableau1.1">
          <table:covered-table-cell/>
          <table:table-cell table:style-name="Tableau1.B1" office:value-type="string">
            <text:p text:style-name="P9">Expected results: </text:p>
            <text:p text:style-name="P10">Lien de la page fonctionne correctement, l’affichage du contenu est correct ainsi que la version “<text:span text:style-name="T15">powered by Polr 2”</text:span></text:p>
          </table:table-cell>
          <table:table-cell table:style-name="Tableau1.B1" office:value-type="string">
            <text:list xml:id="list3021864691" text:style-name="L2">
              <text:list-item>
                <text:p text:style-name="P17">Pass</text:p>
              </text:list-item>
            </text:list>
            <text:p text:style-name="P12"><text:span text:style-name="T13">☐</text:span>Fail</text:p>
          </table:table-cell>
          <table:table-cell table:style-name="Tableau1.B1" office:value-type="string">
            <text:p text:style-name="P9">Remark N°</text:p>
          </table:table-cell>
        </table:table-row>
      </table:table>
      <text:p text:style-name="P7"><text:soft-page-break/></text:p>
      <text:p text:style-name="P7"/>
      <text:p text:style-name="P11">List of remarks (Description of deviations, remarks…):</text:p>
      <text:list xml:id="list3428394507" text:style-name="WWNum1">
        <text:list-item>
          <text:p text:style-name="P18"/>
        </text:list-item>
        <text:list-item>
          <text:p text:style-name="P18"/>
        </text:list-item>
      </text:list>
      <text:p text:style-name="P7"/>
      <text:p text:style-name="P7"/>
      <text:p text:style-name="P4"><text:span text:style-name="T3">Tester name: </text:span><text:span text:style-name="T6">Nabil OUKDI</text:span><text:span text:style-name="T7">M</text:span></text:p>
      <text:p text:style-name="P4"><text:span text:style-name="T3">Test execution date: </text:span><text:span text:style-name="T6">26/08/2020</text:span></text:p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Courier New" svg:font-family="'Courier New'"/>
    <style:font-face style:name="Lohit Devanagari" svg:font-family="'Lohit Devanagari'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MS Gothic" svg:font-family="'MS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1" svg:font-family="'Lohit Devanagari'" style:font-family-generic="system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style:font-name="Arial" fo:font-family="Arial" style:font-family-generic="roman" style:font-pitch="variable" fo:font-size="11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Step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19.969cm" fo:margin-left="-1.626cm" fo:margin-top="0cm" fo:margin-bottom="0cm" table:align="left" style:writing-mode="lr-tb"/>
    </style:style>
    <style:style style:name="Tableau2.A" style:family="table-column">
      <style:table-column-properties style:column-width="7.913cm"/>
    </style:style>
    <style:style style:name="Tableau2.B" style:family="table-column">
      <style:table-column-properties style:column-width="12.056cm"/>
    </style:style>
    <style:style style:name="Tableau2.1" style:family="table-row">
      <style:table-row-properties style:min-row-height="2.073cm" fo:keep-together="auto"/>
    </style:style>
    <style:style style:name="Tableau2.A1" style:family="table-cell">
      <style:table-cell-properties fo:padding-left="0.191cm" fo:padding-right="0.191cm" fo:padding-top="0cm" fo:padding-bottom="0cm" fo:border-left="0.5pt solid #000000" fo:border-right="0.75pt solid #000000" fo:border-top="0.5pt solid #000000" fo:border-bottom="0.5pt solid #000000"/>
    </style:style>
    <style:style style:name="Tableau2.B1" style:family="table-cell">
      <style:table-cell-properties style:vertical-align="middle" fo:padding-left="0.191cm" fo:padding-right="0.191cm" fo:padding-top="0cm" fo:padding-bottom="0cm" fo:border-left="0.75pt solid #000000" fo:border-right="0.5pt solid #000000" fo:border-top="0.5pt solid #000000" fo:border-bottom="0.5pt solid #000000"/>
    </style:style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style:font-name="Arial" fo:font-weight="bold" style:font-name-asian="Arial1" style:font-weight-asian="bold" style:font-name-complex="Arial1"/>
    </style:style>
    <style:style style:name="MP2" style:family="paragraph" style:parent-style-name="normal">
      <style:paragraph-properties fo:margin-left="-0.125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MP3" style:family="paragraph" style:parent-style-name="normal">
      <style:paragraph-properties fo:margin-top="0cm" fo:margin-bottom="0cm" loext:contextual-spacing="false" fo:line-height="100%" fo:text-align="center" style:justify-single-word="false"/>
    </style:style>
    <style:style style:name="MP4" style:family="paragraph" style:parent-style-name="normal">
      <style:paragraph-properties fo:text-align="center" style:justify-single-word="false"/>
      <style:text-properties fo:font-size="16pt" style:font-size-asian="16pt" style:font-size-complex="16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ackground-color="transparent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style:font-name="Arial" fo:font-size="16pt" style:font-name-asian="Arial1" style:font-size-asian="16pt" style:font-name-complex="Arial1" style:font-size-complex="16pt"/>
    </style:style>
    <style:style style:name="MT2" style:family="text">
      <style:text-properties style:font-name="Arial" fo:font-size="16pt" officeooo:rsid="0018d8bd" style:font-name-asian="Arial1" style:font-size-asian="16pt" style:font-name-complex="Arial1" style:font-size-complex="16pt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2"/>
              <text:p text:style-name="MP3"><text:span text:style-name="MT1">“</text:span><text:span text:style-name="MT2">Test Url + Link About</text:span><text:span text:style-name="MT1">”</text:span></text:p>
            </table:table-cell>
            <table:table-cell table:style-name="Tableau2.B1" office:value-type="string">
              <text:p text:style-name="MP4">Functional Test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10-23T10:57:00</meta:creation-date>
    <meta:initial-creator>Jean-Charles Durand</meta:initial-creator>
    <dc:date>2020-08-26T13:31:15.046724486</dc:date>
    <meta:editing-duration>PT19M33S</meta:editing-duration>
    <meta:editing-cycles>6</meta:editing-cycles>
    <meta:generator>LibreOffice/6.3.5.2$Linux_X86_64 LibreOffice_project/30$Build-2</meta:generator>
    <meta:document-statistic meta:table-count="2" meta:image-count="0" meta:object-count="0" meta:page-count="2" meta:paragraph-count="34" meta:word-count="155" meta:character-count="935" meta:non-whitespace-character-count="814"/>
  </office:meta>
</office:document-meta>
</file>